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7603c" officeooo:paragraph-rsid="0017603c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31</text:p>
      <text:p text:style-name="P1"/>
      <text:p text:style-name="P1"><text:span text:style-name="T1">Q. Write a Java program to illustrate multiple catch block using command line argument.</text:span><text:line-break/><text:line-break/><text:span text:style-name="T1">Answer: </text:span><text:line-break/><text:line-break/>The catch block is used to handle the exception which is raised in try block. A single try block may contain more than one catch block. Below example shows how to use to multiple catch block. </text:p>
      <text:p text:style-name="P1"/>
      <table:table table:name="Table1" table:style-name="Table1">
        <table:table-column table:style-name="Table1.A"/>
        <table:table-row table:style-name="TableLine93922829361872">
          <table:table-cell table:style-name="Table1.A1" office:value-type="string">
            <text:p text:style-name="Table_20_Contents">class Check_Exception</text:p>
            <text:p text:style-name="Table_20_Contents">{</text:p>
            <text:p text:style-name="Table_20_Contents"><text:s text:c="8"/>public static void main(String[] args)</text:p>
            <text:p text:style-name="Table_20_Contents"><text:s text:c="8"/>{</text:p>
            <text:p text:style-name="Table_20_Contents"><text:s text:c="16"/>try</text:p>
            <text:p text:style-name="Table_20_Contents"><text:s text:c="16"/>{</text:p>
            <text:p text:style-name="Table_20_Contents"><text:s text:c="24"/>int a = Integer.parseInt(args[0]);</text:p>
            <text:p text:style-name="Table_20_Contents"><text:s text:c="24"/>int b = Integer.parseInt(args[1]);</text:p>
            <text:p text:style-name="Table_20_Contents"><text:s text:c="24"/>int c = a / b;</text:p>
            <text:p text:style-name="Table_20_Contents"><text:s text:c="24"/>System.out.println("Result: "+c);</text:p>
            <text:p text:style-name="Table_20_Contents"><text:s text:c="16"/>}</text:p>
            <text:p text:style-name="Table_20_Contents"><text:s text:c="16"/>catch (ArithmeticException ae)</text:p>
            <text:p text:style-name="Table_20_Contents"><text:s text:c="16"/>{</text:p>
            <text:p text:style-name="Table_20_Contents"><text:s text:c="24"/>System.out.println("Enter second number except zero.");</text:p>
            <text:p text:style-name="Table_20_Contents"><text:s text:c="16"/>}</text:p>
            <text:p text:style-name="Table_20_Contents"><text:s text:c="16"/>catch(ArrayIndexOutOfBoundsException ai)</text:p>
            <text:p text:style-name="Table_20_Contents"><text:s text:c="16"/>{</text:p>
            <text:p text:style-name="Table_20_Contents"><text:s text:c="24"/>System.out.println("Both numbers are required.");</text:p>
            <text:p text:style-name="Table_20_Contents"><text:s text:c="16"/>}</text:p>
            <text:p text:style-name="Table_20_Contents"><text:s text:c="16"/>catch(NumberFormatException ne)</text:p>
            <text:p text:style-name="Table_20_Contents"><text:s text:c="16"/>{</text:p>
            <text:p text:style-name="Table_20_Contents"><text:s text:c="24"/>System.out.println("Enter only integer value.");</text:p>
            <text:p text:style-name="Table_20_Contents"><text:s text:c="16"/>}</text:p>
            <text:p text:style-name="Table_20_Contents"><text:s text:c="16"/>finally</text:p>
            <text:p text:style-name="Table_20_Contents"><text:s text:c="16"/>{</text:p>
            <text:p text:style-name="Table_20_Contents"><text:s text:c="24"/>System.out.println("Finally Block");</text:p>
            <text:p text:style-name="Table_20_Contents"><text:s text:c="16"/>}</text:p>
            <text:p text:style-name="Table_20_Contents"><text:s text:c="8"/>}</text:p>
            <text:p text:style-name="Table_20_Contents">}</text:p>
          </table:table-cell>
        </table:table-row>
      </table:table>
      <text:p text:style-name="P1"/>
      <text:p text:style-name="P1"/>
      <text:p text:style-name="P1"><text:span text:style-name="T1">Q. Write a program to illustrate the throws keywords in Java.</text:span><text:line-break/><text:line-break/><text:span text:style-name="T1">Answer:</text:span><text:line-break/><text:line-break/>Throws is used for method declaration and denotes which exception can be thrown by this method. <text:line-break/>This example shows how checked exception propagate by throws keyword.</text:p>
      <table:table table:name="Table2" table:style-name="Table2">
        <table:table-column table:style-name="Table2.A"/>
        <table:table-row table:style-name="TableLine93922836428640">
          <table:table-cell table:style-name="Table2.A1" office:value-type="string">
            <text:p text:style-name="Table_20_Contents">public class ThrowsDemo</text:p>
            <text:p text:style-name="Table_20_Contents">{</text:p>
            <text:p text:style-name="Table_20_Contents"><text:s text:c="5"/>static void throwMethod1() throws NullPointerException</text:p>
            <text:p text:style-name="Table_20_Contents"><text:s text:c="5"/>{</text:p>
            <text:p text:style-name="Table_20_Contents"><text:s text:c="10"/>System.out.println ("Inside throwMethod1");</text:p>
            <text:p text:style-name="Table_20_Contents"><text:soft-page-break/><text:s text:c="10"/>throw new NullPointerException ("Throws_Demo1");</text:p>
            <text:p text:style-name="Table_20_Contents"><text:s text:c="5"/>}</text:p>
            <text:p text:style-name="Table_20_Contents"><text:s text:c="5"/>static void throwMethod2() throws ArithmeticException</text:p>
            <text:p text:style-name="Table_20_Contents"><text:s text:c="5"/>{</text:p>
            <text:p text:style-name="Table_20_Contents"><text:s text:c="10"/>System.out.println("Inside throwsMethod2");</text:p>
            <text:p text:style-name="Table_20_Contents"><text:s text:c="10"/>throw new ArithmeticException("Throws_Demo2");</text:p>
            <text:p text:style-name="Table_20_Contents"><text:s text:c="5"/>}</text:p>
            <text:p text:style-name="Table_20_Contents"><text:s text:c="5"/>public static void main(String args[])</text:p>
            <text:p text:style-name="Table_20_Contents"><text:s text:c="5"/>{</text:p>
            <text:p text:style-name="Table_20_Contents"><text:s text:c="10"/>try</text:p>
            <text:p text:style-name="Table_20_Contents"><text:s text:c="10"/>{</text:p>
            <text:p text:style-name="Table_20_Contents"><text:s text:c="15"/>throwMethod1();</text:p>
            <text:p text:style-name="Table_20_Contents"><text:s text:c="10"/>}</text:p>
            <text:p text:style-name="Table_20_Contents"><text:s text:c="10"/>catch (NullPointerException exp)</text:p>
            <text:p text:style-name="Table_20_Contents"><text:s text:c="10"/>{</text:p>
            <text:p text:style-name="Table_20_Contents"><text:s text:c="15"/>System.out.println ("Exception is: " +exp);</text:p>
            <text:p text:style-name="Table_20_Contents"><text:s text:c="10"/>}</text:p>
            <text:p text:style-name="Table_20_Contents"><text:s text:c="10"/>try</text:p>
            <text:p text:style-name="Table_20_Contents"><text:s text:c="10"/>{</text:p>
            <text:p text:style-name="Table_20_Contents"><text:s text:c="15"/>throwMethod2();</text:p>
            <text:p text:style-name="Table_20_Contents"><text:s text:c="10"/>}</text:p>
            <text:p text:style-name="Table_20_Contents"><text:s text:c="10"/>catch(ArithmeticException ae)</text:p>
            <text:p text:style-name="Table_20_Contents"><text:s text:c="10"/>{</text:p>
            <text:p text:style-name="Table_20_Contents"><text:s text:c="15"/>System.out.println("Exception is: "+ae);</text:p>
            <text:p text:style-name="Table_20_Contents"><text:s text:c="10"/>}</text:p>
            <text:p text:style-name="Table_20_Contents"><text:s text:c="5"/>}</text:p>
            <text:p text:style-name="Table_20_Contents">}</text:p>
          </table:table-cell>
        </table:table-row>
      </table:table>
      <text:p text:style-name="P1"/>
      <text:p text:style-name="P1"/>
      <text:p text:style-name="P1"><text:span text:style-name="T1">Q. Write a program to demonstrate the chained exception in Java.</text:span><text:line-break/><text:line-break/><text:span text:style-name="T1">Answer:</text:span><text:line-break/><text:line-break/><text:span text:style-name="T1">Chained Exception:</text:span><text:line-break/>It allows to relate one exception with another exception. i.e. one exception describes the cause of another exception. <text:line-break/></text:p>
      <table:table table:name="Table3" table:style-name="Table3">
        <table:table-column table:style-name="Table3.A"/>
        <table:table-row table:style-name="TableLine93922728704512">
          <table:table-cell table:style-name="Table3.A1" office:value-type="string">
            <text:p text:style-name="Table_20_Contents">public class ChainedException</text:p>
            <text:p text:style-name="Table_20_Contents">{</text:p>
            <text:p text:style-name="Table_20_Contents"><text:s text:c="8"/>public static void main(String[] args)</text:p>
            <text:p text:style-name="Table_20_Contents"><text:s text:c="8"/>{</text:p>
            <text:p text:style-name="Table_20_Contents"><text:s text:c="16"/>try</text:p>
            <text:p text:style-name="Table_20_Contents"><text:s text:c="16"/>{</text:p>
            <text:p text:style-name="Table_20_Contents"><text:s text:c="24"/>Exception ae = new Exception("Exception");</text:p>
            <text:p text:style-name="Table_20_Contents"><text:s text:c="24"/>ae.initCause(new ArithmeticException("Cause of the ArithmeticException"));</text:p>
            <text:p text:style-name="Table_20_Contents"><text:s text:c="24"/>throw ae;</text:p>
            <text:p text:style-name="Table_20_Contents"><text:s text:c="16"/>}</text:p>
            <text:p text:style-name="Table_20_Contents"><text:s text:c="16"/>catch (Exception ae)</text:p>
            <text:p text:style-name="Table_20_Contents"><text:s text:c="16"/>{</text:p>
            <text:p text:style-name="Table_20_Contents"><text:s text:c="24"/>System.out.println(ae);</text:p>
            <text:p text:style-name="Table_20_Contents"><text:s text:c="24"/>System.out.println(ae.getCause());</text:p>
            <text:p text:style-name="Table_20_Contents"><text:soft-page-break/><text:s text:c="16"/>}</text:p>
            <text:p text:style-name="Table_20_Contents"><text:s text:c="16"/>try</text:p>
            <text:p text:style-name="Table_20_Contents"><text:s text:c="16"/>{</text:p>
            <text:p text:style-name="Table_20_Contents"><text:s text:c="24"/>NumberFormatException ex = new NumberFormatException("NumberFormatException");</text:p>
            <text:p text:style-name="Table_20_Contents"><text:s text:c="24"/>ex.initCause(new NullPointerException("Cause of the NullPointerException"));</text:p>
            <text:p text:style-name="Table_20_Contents"><text:s text:c="24"/>throw ex;</text:p>
            <text:p text:style-name="Table_20_Contents"><text:s text:c="16"/>}</text:p>
            <text:p text:style-name="Table_20_Contents"><text:s text:c="16"/>catch(NumberFormatException ex)</text:p>
            <text:p text:style-name="Table_20_Contents"><text:s text:c="16"/>{</text:p>
            <text:p text:style-name="Table_20_Contents"><text:s text:c="24"/>System.out.println(ex);</text:p>
            <text:p text:style-name="Table_20_Contents"><text:s text:c="24"/>System.out.println(ex.getCause());</text:p>
            <text:p text:style-name="Table_20_Contents"><text:s text:c="16"/>}</text:p>
            <text:p text:style-name="Table_20_Contents"><text:s text:c="8"/>}</text:p>
            <text:p text:style-name="Table_20_Contents">}</text:p>
          </table:table-cell>
        </table:table-row>
      </table:table>
      <text:p text:style-name="P1"/>
      <text:p text:style-name="P1"/>
      <text:p text:style-name="P1"><text:span text:style-name="T1">Q. Write a program to create custom exception in java.</text:span><text:line-break/><text:line-break/><text:span text:style-name="T1">Answer:</text:span><text:line-break/><text:line-break/>Exception class is defined in Java library. But we can also create our own exception. This example of exception, shows how to create a custom exception and use it.</text:p>
      <text:p text:style-name="P1"/>
      <text:p text:style-name="P1"/>
      <table:table table:name="Table4" table:style-name="Table4">
        <table:table-column table:style-name="Table4.A"/>
        <table:table-row table:style-name="TableLine93922836588176">
          <table:table-cell table:style-name="Table4.A1" office:value-type="string">
            <text:p text:style-name="Table_20_Contents">public class CustomException extends Exception</text:p>
            <text:p text:style-name="Table_20_Contents">{</text:p>
            <text:p text:style-name="Table_20_Contents"><text:s text:c="5"/>public CustomException(String msg)</text:p>
            <text:p text:style-name="Table_20_Contents"><text:s text:c="5"/>{</text:p>
            <text:p text:style-name="Table_20_Contents"><text:s text:c="10"/>super(msg);</text:p>
            <text:p text:style-name="Table_20_Contents"><text:s text:c="5"/>}</text:p>
            <text:p text:style-name="Table_20_Contents">}</text:p>
          </table:table-cell>
        </table:table-row>
      </table:table>
      <table:table table:name="Table5" table:style-name="Table5">
        <table:table-column table:style-name="Table5.A"/>
        <table:table-row table:style-name="TableLine93922796043072">
          <table:table-cell table:style-name="Table5.A1" office:value-type="string">
            <text:p text:style-name="Table_20_Contents">public class CustomDemo</text:p>
            <text:p text:style-name="Table_20_Contents">{</text:p>
            <text:p text:style-name="Table_20_Contents"><text:s text:c="6"/>public static void main(String args[]) throws Exception</text:p>
            <text:p text:style-name="Table_20_Contents"><text:s text:c="6"/>{</text:p>
            <text:p text:style-name="Table_20_Contents"><text:s text:c="11"/>CustomDemo custom = new CustomDemo();</text:p>
            <text:p text:style-name="Table_20_Contents"><text:s text:c="11"/>custom.display();</text:p>
            <text:p text:style-name="Table_20_Contents"><text:s text:c="6"/>}</text:p>
            <text:p text:style-name="Table_20_Contents"><text:s text:c="6"/>public void display() throws CustomException</text:p>
            <text:p text:style-name="Table_20_Contents"><text:s text:c="6"/>{</text:p>
            <text:p text:style-name="Table_20_Contents"><text:s text:c="11"/>for(int i=2;i&lt;20;i=i+2)</text:p>
            <text:p text:style-name="Table_20_Contents"><text:s text:c="11"/>{</text:p>
            <text:p text:style-name="Table_20_Contents"><text:s text:c="17"/>System.out.println("i= "+i);</text:p>
            <text:p text:style-name="Table_20_Contents"><text:s text:c="17"/>if(i==8) </text:p>
            <text:p text:style-name="Table_20_Contents"><text:s text:c="17"/>{</text:p>
            <text:p text:style-name="Table_20_Contents"><text:s text:c="23"/>throw new CustomException("My Exception Occurred");</text:p>
            <text:p text:style-name="Table_20_Contents"><text:s text:c="17"/>}</text:p>
            <text:p text:style-name="Table_20_Contents"><text:s text:c="11"/>}</text:p>
            <text:p text:style-name="Table_20_Contents"><text:s text:c="6"/>}</text:p>
            <text:p text:style-name="Table_20_Contents">}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5:36:57.990571036</meta:creation-date>
    <dc:date>2022-08-30T15:49:41.831222333</dc:date>
    <meta:editing-duration>PT2M33S</meta:editing-duration>
    <meta:editing-cycles>1</meta:editing-cycles>
    <meta:document-statistic meta:table-count="5" meta:image-count="0" meta:object-count="0" meta:page-count="4" meta:paragraph-count="120" meta:word-count="396" meta:character-count="4322" meta:non-whitespace-character-count="2648"/>
    <meta:generator>LibreOffice/7.3.5.2$Linux_X86_64 LibreOffice_project/30$Build-2</meta:generator>
  </office:meta>
</office:document-meta>
</file>